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7e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2887ef" style:text-blinking="false" fo:background-color="transparent" loext:char-shading-value="0"/>
    </style:style>
    <style:style style:name="T9" style:family="text">
      <style:text-properties officeooo:rsid="002744a3"/>
    </style:style>
    <style:style style:name="T10" style:family="text">
      <style:text-properties officeooo:rsid="002887ef"/>
    </style:style>
    <style:style style:name="T1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3">3</text:span><text:span text:style-name="T1">.</text:span><text:span text:style-name="T4">3</text:span><text:span text:style-name="T1">. </text:span><text:span text:style-name="T4">Siga la flecha</text:span></text:p>
      <text:p text:style-name="P3"/>
      <text:p text:style-name="P3"><text:span text:style-name="T10">C</text:span>ompletá los procedimientos y el programa para dibujar una flecha como la de la figura: consiste en una línea de 7 bolitas verdes hacia el Este que culmina en una punta, compuesta por 3 celdas con 2, 3 y 4 bolitas verdes. El cabezal comienza en el inicio de la flecha y debe quedar en esa misma posición al finalizar la ejecución. En las imágenes se puede observar cómo debe quedar el tablero final, con y sin vestimenta.</text:p>
      <text:p text:style-name="Text_20_body"/>
      <text:p text:style-name="P7"><text:span text:style-name="T7"><draw:frame draw:style-name="fr1" draw:name="Image1" text:anchor-type="as-char" svg:width="4.833cm" svg:height="2.293cm" draw:z-index="0"><draw:image xlink:href="https://lh3.googleusercontent.com/7w0T-Z3mcoKk6VwSTjCNpVXvwUVMLUKxL2GBeiJOJTehbtg2BxlpRax7bc7z1_ZimUhOjP9HWVoWi_HFN1nirFoCThNLrDGGWz5ZzzN_zSGLgmsg-VvUFDvoYBYDAwIYwtxtgq_V" xlink:type="simple" xlink:show="embed" xlink:actuate="onLoad"/><svg:title>FlechaSinVestir.png</svg:title></draw:frame></text:span><text:span text:style-name="T7"> <text:s/></text:span><text:span text:style-name="T7"><draw:frame draw:style-name="fr1" draw:name="Image2" text:anchor-type="as-char" svg:width="5.345cm" svg:height="2.364cm" draw:z-index="1"><draw:image xlink:href="https://lh5.googleusercontent.com/CRjy0LxbL6rFpBrLQBulh5PNv9g5zgJL8MMGjbm9PZRTuy111sISUTMQDIgz4Jc8b3MJtqcQnsVFlDRbpKN6LGAumuex2M62WkEvWDtRWuxkBJaNrTaElBykRfudEla5Cfonri4P" xlink:type="simple" xlink:show="embed" xlink:actuate="onLoad"/><svg:title>FlechaVestida.png</svg:title></draw:frame></text:span></text:p>
      <text:p text:style-name="P6"/>
      <text:p text:style-name="Text_20_body"><text:span text:style-name="T5">La idea es que utilices tanto procedimientos como repeticiones simples. Fijate que para dibujar el tubo de la flecha, que también es llamado </text:span><text:span text:style-name="T6">astil</text:span><text:span text:style-name="T5">, vas a necesitar repetir una acción que se compone de dos comandos en lugar de uno solo. Y para dibujar la punta, también vas a tener que repetir una acción para poder poner muchas bolitas. Finalmente, ¡no te olvides de que al terminar de dibujar tenés que hacer que el cabezal vuelva a su posición inicial! Y eso implica moverlo muchas veces..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1T10:44:10.472000000</dc:date>
    <meta:editing-duration>PT22M24S</meta:editing-duration>
    <meta:editing-cycles>23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4" meta:word-count="169" meta:character-count="946" meta:non-whitespace-character-count="777"/>
  </office:meta>
</office:document-meta>
</file>